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7.56708333333333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11.4035416666667cm"/>
    </style:style>
    <style:style style:name="ro1" style:family="table-row">
      <style:table-row-properties style:row-height="14.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_No_filter_booth_2020020608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ignator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Manufacturer Part</text:p>
          </table:table-cell>
          <table:table-cell office:value-type="string" table:style-name="ce1">
            <text:p>Manufacturer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Supplier Part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Price (USD)</text:p>
          </table:table-cell>
          <table:table-cell table:number-columns-repeated="16373"/>
        </table:table-row>
        <table:table-row-group>
          <table:table-row table:style-name="ro1">
            <table:table-cell office:value-type="float" office:value="1" table:style-name="ce1">
              <text:p>1</text:p>
            </table:table-cell>
            <table:table-cell office:value-type="string" table:style-name="ce1">
              <text:p>test2</text:p>
            </table:table-cell>
            <table:table-cell office:value-type="string" table:style-name="ce1">
              <text:p>TEST</text:p>
            </table:table-cell>
            <table:table-cell table:style-name="ce1"/>
            <table:table-cell office:value-type="float" office:value="1" table:style-name="ce1">
              <text:p>1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2" table:style-name="ce1">
                <text:p>2</text:p>
              </table:table-cell>
              <table:table-cell office:value-type="string" table:style-name="ce1">
                <text:p>CYTRON MD10C</text:p>
              </table:table-cell>
              <table:table-cell office:value-type="string" table:style-name="ce1">
                <text:p>U-DRIVER_DC_ROTATION</text:p>
              </table:table-cell>
              <table:table-cell office:value-type="string" table:style-name="ce1">
                <text:p>MD10C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Cytron 13A, 5-30V Single DC Motor Controller</text:p>
              </table:table-cell>
              <table:table-cell table:number-columns-repeated="2" table:style-name="ce1"/>
              <table:table-cell office:value-type="string" table:style-name="ce1">
                <text:p>undefined</text:p>
              </table:table-cell>
              <table:table-cell table:number-columns-repeated="16375" table:style-name="ce1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MD10C</text:p>
            </table:table-cell>
            <table:table-cell office:value-type="float" office:value="1" table:formula="of:=SUBTOTAL(9;[.E3:.E3])" table:style-name="ce1">
              <text:p>1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3" table:style-name="ce1">
                <text:p>3</text:p>
              </table:table-cell>
              <table:table-cell office:value-type="string" table:style-name="ce1">
                <text:p>led</text:p>
              </table:table-cell>
              <table:table-cell office:value-type="string" table:style-name="ce1">
                <text:p>LED_PAP2,LED_PAP3,LED__MIDDLE,LED_PAP4,LED_PAP1,LED__START,LED3_SHUTTER,LED_BOTTOM,LED,LED_ROT2,LED_UP,LED2_SCISSOR</text:p>
              </table:table-cell>
              <table:table-cell office:value-type="string" table:style-name="ce1">
                <text:p>5MM_LED_2.54</text:p>
              </table:table-cell>
              <table:table-cell office:value-type="float" office:value="12" table:style-name="ce1">
                <text:p>12</text:p>
              </table:table-cell>
              <table:table-cell office:value-type="string" table:style-name="ce1">
                <text:p>5MMGREENLED</text:p>
              </table:table-cell>
              <table:table-cell table:style-name="ce1"/>
              <table:table-cell office:value-type="string" table:style-name="ce1">
                <text:p>AliExpress</text:p>
              </table:table-cell>
              <table:table-cell table:style-name="ce1"/>
              <table:table-cell office:value-type="string" table:style-name="ce1">
                <text:p>https://www.aliexpress.com/item/100Pcs-LED-5MM-RED-COLOR-RED-LIGHT-Super-Bright-Bulb-Lamp/32224565677.html?spm=2114.search0104.3.83.34af337eTmEG90&amp;ws_ab_test=searchweb0_0,searchweb201602_1_10152_10151</text:p>
              </table:table-cell>
              <table:table-cell office:value-type="string" table:style-name="ce1">
                <text:p>0.01</text:p>
              </table:table-cell>
              <table:table-cell table:number-columns-repeated="16373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5MM_LED_2.54</text:p>
            </table:table-cell>
            <table:table-cell office:value-type="float" office:value="12" table:formula="of:=SUBTOTAL(9;[.E5:.E5])" table:style-name="ce1">
              <text:p>12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4" table:style-name="ce1">
                <text:p>4</text:p>
              </table:table-cell>
              <table:table-cell office:value-type="string" table:style-name="ce1">
                <text:p>EXT_DIGITAL_CAMERA</text:p>
              </table:table-cell>
              <table:table-cell office:value-type="string" table:style-name="ce1">
                <text:p>EXT_DIGITAL_CAMERA</text:p>
              </table:table-cell>
              <table:table-cell office:value-type="string" table:style-name="ce1">
                <text:p>1*10P_FEMALE</text:p>
              </table:table-cell>
              <table:table-cell office:value-type="float" office:value="1" table:style-name="ce1">
                <text:p>1</text:p>
              </table:table-cell>
              <table:table-cell table:number-columns-repeated="16379" table:style-name="ce1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1*10P_FEMALE</text:p>
            </table:table-cell>
            <table:table-cell office:value-type="float" office:value="1" table:formula="of:=SUBTOTAL(9;[.E7:.E7])" table:style-name="ce1">
              <text:p>1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5" table:style-name="ce1">
                <text:p>5</text:p>
              </table:table-cell>
              <table:table-cell office:value-type="string" table:style-name="ce1">
                <text:p>ROT2</text:p>
              </table:table-cell>
              <table:table-cell office:value-type="string" table:style-name="ce1">
                <text:p>SW_ROT2</text:p>
              </table:table-cell>
              <table:table-cell office:value-type="string" table:style-name="ce1">
                <text:p>CONN-TH_3P-P2.00_KF2510_3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_3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9275</text:p>
              </table:table-cell>
              <table:table-cell table:number-columns-repeated="16375" table:style-name="ce1"/>
            </table:table-row>
            <table:table-row table:style-name="ro1">
              <table:table-cell office:value-type="float" office:value="6" table:style-name="ce1">
                <text:p>6</text:p>
              </table:table-cell>
              <table:table-cell office:value-type="string" table:style-name="ce1">
                <text:p>PAPER4</text:p>
              </table:table-cell>
              <table:table-cell office:value-type="string" table:style-name="ce1">
                <text:p>SW_PAP4</text:p>
              </table:table-cell>
              <table:table-cell office:value-type="string" table:style-name="ce1">
                <text:p>CONN-TH_3P-P2.00_KF2510_3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_3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9275</text:p>
              </table:table-cell>
              <table:table-cell table:number-columns-repeated="16375" table:style-name="ce1"/>
            </table:table-row>
            <table:table-row table:style-name="ro1">
              <table:table-cell office:value-type="float" office:value="7" table:style-name="ce1">
                <text:p>7</text:p>
              </table:table-cell>
              <table:table-cell office:value-type="string" table:style-name="ce1">
                <text:p>TEMP</text:p>
              </table:table-cell>
              <table:table-cell office:value-type="string" table:style-name="ce1">
                <text:p>BATH_TEMP</text:p>
              </table:table-cell>
              <table:table-cell office:value-type="string" table:style-name="ce1">
                <text:p>CONN-TH_3P-P2.00_KF2510_3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_3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9275</text:p>
              </table:table-cell>
              <table:table-cell table:number-columns-repeated="16375" table:style-name="ce1"/>
            </table:table-row>
            <table:table-row table:style-name="ro1">
              <table:table-cell office:value-type="float" office:value="8" table:style-name="ce1">
                <text:p>8</text:p>
              </table:table-cell>
              <table:table-cell office:value-type="string" table:style-name="ce1">
                <text:p>CEILING</text:p>
              </table:table-cell>
              <table:table-cell office:value-type="string" table:style-name="ce1">
                <text:p>CEILING</text:p>
              </table:table-cell>
              <table:table-cell office:value-type="string" table:style-name="ce1">
                <text:p>CONN-TH_3P-P2.00_KF2510_3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_3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9275</text:p>
              </table:table-cell>
              <table:table-cell table:number-columns-repeated="16375" table:style-name="ce1"/>
            </table:table-row>
            <table:table-row table:style-name="ro1">
              <table:table-cell office:value-type="float" office:value="9" table:style-name="ce1">
                <text:p>9</text:p>
              </table:table-cell>
              <table:table-cell office:value-type="string" table:style-name="ce1">
                <text:p>PAPER2</text:p>
              </table:table-cell>
              <table:table-cell office:value-type="string" table:style-name="ce1">
                <text:p>SW_PAP2</text:p>
              </table:table-cell>
              <table:table-cell office:value-type="string" table:style-name="ce1">
                <text:p>CONN-TH_3P-P2.00_KF2510_3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_3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9275</text:p>
              </table:table-cell>
              <table:table-cell table:number-columns-repeated="16375" table:style-name="ce1"/>
            </table:table-row>
            <table:table-row table:style-name="ro1">
              <table:table-cell office:value-type="float" office:value="10" table:style-name="ce1">
                <text:p>10</text:p>
              </table:table-cell>
              <table:table-cell office:value-type="string" table:style-name="ce1">
                <text:p>MARQUEE</text:p>
              </table:table-cell>
              <table:table-cell office:value-type="string" table:style-name="ce1">
                <text:p>MARQUEE</text:p>
              </table:table-cell>
              <table:table-cell office:value-type="string" table:style-name="ce1">
                <text:p>CONN-TH_3P-P2.00_KF2510_3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_3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9275</text:p>
              </table:table-cell>
              <table:table-cell table:number-columns-repeated="16375" table:style-name="ce1"/>
            </table:table-row>
            <table:table-row table:style-name="ro1">
              <table:table-cell office:value-type="float" office:value="11" table:style-name="ce1">
                <text:p>11</text:p>
              </table:table-cell>
              <table:table-cell office:value-type="string" table:style-name="ce1">
                <text:p>PAPER1</text:p>
              </table:table-cell>
              <table:table-cell office:value-type="string" table:style-name="ce1">
                <text:p>SW_PAP1</text:p>
              </table:table-cell>
              <table:table-cell office:value-type="string" table:style-name="ce1">
                <text:p>CONN-TH_3P-P2.00_KF2510_3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_3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9275</text:p>
              </table:table-cell>
              <table:table-cell table:number-columns-repeated="16375" table:style-name="ce1"/>
            </table:table-row>
            <table:table-row table:style-name="ro1">
              <table:table-cell office:value-type="float" office:value="12" table:style-name="ce1">
                <text:p>12</text:p>
              </table:table-cell>
              <table:table-cell office:value-type="string" table:style-name="ce1">
                <text:p>ROT1</text:p>
              </table:table-cell>
              <table:table-cell office:value-type="string" table:style-name="ce1">
                <text:p>SW_ROT1</text:p>
              </table:table-cell>
              <table:table-cell office:value-type="string" table:style-name="ce1">
                <text:p>CONN-TH_3P-P2.00_KF2510_3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_3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9275</text:p>
              </table:table-cell>
              <table:table-cell table:number-columns-repeated="16375" table:style-name="ce1"/>
            </table:table-row>
            <table:table-row table:style-name="ro1">
              <table:table-cell office:value-type="float" office:value="13" table:style-name="ce1">
                <text:p>13</text:p>
              </table:table-cell>
              <table:table-cell office:value-type="string" table:style-name="ce1">
                <text:p>PAPER3</text:p>
              </table:table-cell>
              <table:table-cell office:value-type="string" table:style-name="ce1">
                <text:p>SW_PAP3</text:p>
              </table:table-cell>
              <table:table-cell office:value-type="string" table:style-name="ce1">
                <text:p>CONN-TH_3P-P2.00_KF2510_3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_3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9275</text:p>
              </table:table-cell>
              <table:table-cell table:number-columns-repeated="16375"/>
            </table:table-row>
            <table:table-row table:style-name="ro1">
              <table:table-cell office:value-type="float" office:value="14" table:style-name="ce1">
                <text:p>14</text:p>
              </table:table-cell>
              <table:table-cell office:value-type="string" table:style-name="ce1">
                <text:p>SERVO</text:p>
              </table:table-cell>
              <table:table-cell office:value-type="string" table:style-name="ce1">
                <text:p>SERVO</text:p>
              </table:table-cell>
              <table:table-cell office:value-type="string" table:style-name="ce1">
                <text:p>CONN-TH_3P-P2.00_KF2510_3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_3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9275</text:p>
              </table:table-cell>
              <table:table-cell table:number-columns-repeated="16375"/>
            </table:table-row>
            <table:table-row table:style-name="ro1">
              <table:table-cell office:value-type="float" office:value="15" table:style-name="ce1">
                <text:p>15</text:p>
              </table:table-cell>
              <table:table-cell office:value-type="string" table:style-name="ce1">
                <text:p>LIGHT</text:p>
              </table:table-cell>
              <table:table-cell office:value-type="string" table:style-name="ce1">
                <text:p>PROCESS_LIGHT</text:p>
              </table:table-cell>
              <table:table-cell office:value-type="string" table:style-name="ce1">
                <text:p>CONN-TH_3P-P2.00_KF2510_3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_3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9275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CONN-TH_3P-P2.00_KF2510_3A</text:p>
            </table:table-cell>
            <table:table-cell office:value-type="float" office:value="11" table:formula="of:=SUBTOTAL(9;[.E9:.E19])" table:style-name="ce1">
              <text:p>11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16" table:style-name="ce1">
                <text:p>16</text:p>
              </table:table-cell>
              <table:table-cell office:value-type="string" table:style-name="ce1">
                <text:p>RTC</text:p>
              </table:table-cell>
              <table:table-cell office:value-type="string" table:style-name="ce1">
                <text:p>RTC-DS3231-CONNECTOR</text:p>
              </table:table-cell>
              <table:table-cell office:value-type="string" table:style-name="ce1">
                <text:p>5PIN DUPONT</text:p>
              </table:table-cell>
              <table:table-cell office:value-type="float" office:value="1" table:style-name="ce1">
                <text:p>1</text:p>
              </table:table-cell>
              <table:table-cell table:number-columns-repeated="16379" table:style-name="ce1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5PIN DUPONT</text:p>
            </table:table-cell>
            <table:table-cell office:value-type="float" office:value="1" table:formula="of:=SUBTOTAL(9;[.E21:.E21])" table:style-name="ce1">
              <text:p>1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17" table:style-name="ce1">
                <text:p>17</text:p>
              </table:table-cell>
              <table:table-cell office:value-type="string" table:style-name="ce1">
                <text:p>ALIM_5V</text:p>
              </table:table-cell>
              <table:table-cell office:value-type="string" table:style-name="ce1">
                <text:p>ALIM_5V</text:p>
              </table:table-cell>
              <table:table-cell office:value-type="string" table:style-name="ce1">
                <text:p>D24V50F5</text:p>
              </table:table-cell>
              <table:table-cell office:value-type="float" office:value="1" table:style-name="ce1">
                <text:p>1</text:p>
              </table:table-cell>
              <table:table-cell table:number-columns-repeated="16379" table:style-name="ce1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D24V50F5</text:p>
            </table:table-cell>
            <table:table-cell office:value-type="float" office:value="1" table:formula="of:=SUBTOTAL(9;[.E23:.E23])" table:style-name="ce1">
              <text:p>1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18" table:style-name="ce1">
                <text:p>18</text:p>
              </table:table-cell>
              <table:table-cell office:value-type="string" table:style-name="ce1">
                <text:p>AUX</text:p>
              </table:table-cell>
              <table:table-cell office:value-type="string" table:style-name="ce1">
                <text:p>XT60_AUX</text:p>
              </table:table-cell>
              <table:table-cell office:value-type="string" table:style-name="ce1">
                <text:p>XT6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9" table:style-name="ce1"/>
            </table:table-row>
            <table:table-row table:style-name="ro1">
              <table:table-cell office:value-type="float" office:value="19" table:style-name="ce1">
                <text:p>19</text:p>
              </table:table-cell>
              <table:table-cell office:value-type="string" table:style-name="ce1">
                <text:p>FLASH</text:p>
              </table:table-cell>
              <table:table-cell office:value-type="string" table:style-name="ce1">
                <text:p>XT60-FLASH</text:p>
              </table:table-cell>
              <table:table-cell office:value-type="string" table:style-name="ce1">
                <text:p>XT6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9" table:style-name="ce1"/>
            </table:table-row>
            <table:table-row table:style-name="ro1">
              <table:table-cell office:value-type="float" office:value="20" table:style-name="ce1">
                <text:p>20</text:p>
              </table:table-cell>
              <table:table-cell office:value-type="string" table:style-name="ce1">
                <text:p>POWER_IN_12V</text:p>
              </table:table-cell>
              <table:table-cell office:value-type="string" table:style-name="ce1">
                <text:p>XT1_POWER_IN</text:p>
              </table:table-cell>
              <table:table-cell office:value-type="string" table:style-name="ce1">
                <text:p>XT6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9" table:style-name="ce1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XT60</text:p>
            </table:table-cell>
            <table:table-cell office:value-type="float" office:value="3" table:formula="of:=SUBTOTAL(9;[.E25:.E27])" table:style-name="ce1">
              <text:p>3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21" table:style-name="ce1">
                <text:p>21</text:p>
              </table:table-cell>
              <table:table-cell office:value-type="string" table:style-name="ce1">
                <text:p>100uF</text:p>
              </table:table-cell>
              <table:table-cell office:value-type="string" table:style-name="ce1">
                <text:p>100UF_AUX,100UF_PROCESS_LIGHT,100UF_SERVO,C1_100UF_PAPER,C2_100UF_SHUTTER,C3_100UF_SCISSOR,C4_100UF_ROT,C5_100UF_EXIT</text:p>
              </table:table-cell>
              <table:table-cell office:value-type="string" table:style-name="ce1">
                <text:p>CPOL-RADIAL-100UF-25V</text:p>
              </table:table-cell>
              <table:table-cell office:value-type="float" office:value="8" table:style-name="ce1">
                <text:p>8</text:p>
              </table:table-cell>
              <table:table-cell table:number-columns-repeated="16379" table:style-name="ce1"/>
            </table:table-row>
            <table:table-row table:style-name="ro1">
              <table:table-cell office:value-type="float" office:value="22" table:style-name="ce1">
                <text:p>22</text:p>
              </table:table-cell>
              <table:table-cell office:value-type="string" table:style-name="ce1">
                <text:p>100UF</text:p>
              </table:table-cell>
              <table:table-cell office:value-type="string" table:style-name="ce1">
                <text:p>100UF_STARTBTN,100UF_FLASH,100UF_CEILING,100UF_MARQUEE</text:p>
              </table:table-cell>
              <table:table-cell office:value-type="string" table:style-name="ce1">
                <text:p>CPOL-RADIAL-100UF-25V</text:p>
              </table:table-cell>
              <table:table-cell office:value-type="float" office:value="4" table:style-name="ce1">
                <text:p>4</text:p>
              </table:table-cell>
              <table:table-cell table:number-columns-repeated="16379" table:style-name="ce1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CPOL-RADIAL-100UF-25V</text:p>
            </table:table-cell>
            <table:table-cell office:value-type="float" office:value="12" table:formula="of:=SUBTOTAL(9;[.E29:.E30])" table:style-name="ce1">
              <text:p>12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23" table:style-name="ce1">
                <text:p>23</text:p>
              </table:table-cell>
              <table:table-cell office:value-type="string" table:style-name="ce1">
                <text:p>UP</text:p>
              </table:table-cell>
              <table:table-cell office:value-type="string" table:style-name="ce1">
                <text:p>KF2_ENDSTOP_UP</text:p>
              </table:table-cell>
              <table:table-cell office:value-type="string" table:style-name="ce1">
                <text:p>CONN-TH_KF2510-2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2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3</text:p>
              </table:table-cell>
              <table:table-cell table:number-columns-repeated="16375"/>
            </table:table-row>
            <table:table-row table:style-name="ro1">
              <table:table-cell office:value-type="float" office:value="24" table:style-name="ce1">
                <text:p>24</text:p>
              </table:table-cell>
              <table:table-cell office:value-type="string" table:style-name="ce1">
                <text:p>DC_MOTOR</text:p>
              </table:table-cell>
              <table:table-cell office:value-type="string" table:style-name="ce1">
                <text:p>DC_MOTOR</text:p>
              </table:table-cell>
              <table:table-cell office:value-type="string" table:style-name="ce1">
                <text:p>CONN-TH_KF2510-2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2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3</text:p>
              </table:table-cell>
              <table:table-cell table:number-columns-repeated="16375"/>
            </table:table-row>
            <table:table-row table:style-name="ro1">
              <table:table-cell office:value-type="float" office:value="25" table:style-name="ce1">
                <text:p>25</text:p>
              </table:table-cell>
              <table:table-cell office:value-type="string" table:style-name="ce1">
                <text:p>BATT_PROBE</text:p>
              </table:table-cell>
              <table:table-cell office:value-type="string" table:style-name="ce1">
                <text:p>BATT_PROBE</text:p>
              </table:table-cell>
              <table:table-cell office:value-type="string" table:style-name="ce1">
                <text:p>CONN-TH_KF2510-2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2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3</text:p>
              </table:table-cell>
              <table:table-cell table:number-columns-repeated="16375"/>
            </table:table-row>
            <table:table-row table:style-name="ro1">
              <table:table-cell office:value-type="float" office:value="26" table:style-name="ce1">
                <text:p>26</text:p>
              </table:table-cell>
              <table:table-cell office:value-type="string" table:style-name="ce1">
                <text:p>SCISSOR</text:p>
              </table:table-cell>
              <table:table-cell office:value-type="string" table:style-name="ce1">
                <text:p>SW_SCISSOR</text:p>
              </table:table-cell>
              <table:table-cell office:value-type="string" table:style-name="ce1">
                <text:p>CONN-TH_KF2510-2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2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3</text:p>
              </table:table-cell>
              <table:table-cell table:number-columns-repeated="16375"/>
            </table:table-row>
            <table:table-row table:style-name="ro1">
              <table:table-cell office:value-type="float" office:value="27" table:style-name="ce1">
                <text:p>27</text:p>
              </table:table-cell>
              <table:table-cell office:value-type="string" table:style-name="ce1">
                <text:p>MIDDLE</text:p>
              </table:table-cell>
              <table:table-cell office:value-type="string" table:style-name="ce1">
                <text:p>KF2_ENDSTOP_MIDDLE</text:p>
              </table:table-cell>
              <table:table-cell office:value-type="string" table:style-name="ce1">
                <text:p>CONN-TH_KF2510-2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2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3</text:p>
              </table:table-cell>
              <table:table-cell table:number-columns-repeated="16375"/>
            </table:table-row>
            <table:table-row table:style-name="ro1">
              <table:table-cell office:value-type="float" office:value="28" table:style-name="ce1">
                <text:p>28</text:p>
              </table:table-cell>
              <table:table-cell office:value-type="string" table:style-name="ce1">
                <text:p>BOTTOM</text:p>
              </table:table-cell>
              <table:table-cell office:value-type="string" table:style-name="ce1">
                <text:p>KF2_ENDSTOP_DOWN</text:p>
              </table:table-cell>
              <table:table-cell office:value-type="string" table:style-name="ce1">
                <text:p>CONN-TH_KF2510-2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2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3</text:p>
              </table:table-cell>
              <table:table-cell table:number-columns-repeated="16375"/>
            </table:table-row>
            <table:table-row table:style-name="ro1">
              <table:table-cell office:value-type="float" office:value="29" table:style-name="ce1">
                <text:p>29</text:p>
              </table:table-cell>
              <table:table-cell office:value-type="string" table:style-name="ce1">
                <text:p>SHUTTER</text:p>
              </table:table-cell>
              <table:table-cell office:value-type="string" table:style-name="ce1">
                <text:p>SW_SHUTTER</text:p>
              </table:table-cell>
              <table:table-cell office:value-type="string" table:style-name="ce1">
                <text:p>CONN-TH_KF2510-2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2A</text:p>
              </table:table-cell>
              <table:table-cell office:value-type="string" table:style-name="ce1">
                <text:p>BOOMELE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3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CONN-TH_KF2510-2A</text:p>
            </table:table-cell>
            <table:table-cell office:value-type="float" office:value="7" table:formula="of:=SUBTOTAL(9;[.E32:.E38])" table:style-name="ce1">
              <text:p>7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30" table:style-name="ce1">
                <text:p>30</text:p>
              </table:table-cell>
              <table:table-cell office:value-type="string" table:style-name="ce1">
                <text:p>2.2K</text:p>
              </table:table-cell>
              <table:table-cell office:value-type="string" table:style-name="ce1">
                <text:p>R2_FLASH,R1_STARTBTN,R3_AUX</text:p>
              </table:table-cell>
              <table:table-cell office:value-type="string" table:style-name="ce1">
                <text:p>RES-2.3</text:p>
              </table:table-cell>
              <table:table-cell office:value-type="float" office:value="3" table:style-name="ce1">
                <text:p>3</text:p>
              </table:table-cell>
              <table:table-cell office:value-type="string" table:style-name="ce1">
                <text:p>FHCFR-1/4W-222J</text:p>
              </table:table-cell>
              <table:table-cell table:style-name="ce1"/>
              <table:table-cell office:value-type="string" table:style-name="ce1">
                <text:p>SeeedStudio</text:p>
              </table:table-cell>
              <table:table-cell office:value-type="float" office:value="301020010" table:style-name="ce1">
                <text:p>301020010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RES-2.3</text:p>
            </table:table-cell>
            <table:table-cell office:value-type="float" office:value="3" table:formula="of:=SUBTOTAL(9;[.E40:.E40])" table:style-name="ce1">
              <text:p>3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31" table:style-name="ce1">
                <text:p>31</text:p>
              </table:table-cell>
              <table:table-cell office:value-type="string" table:style-name="ce1">
                <text:p>TIP120</text:p>
              </table:table-cell>
              <table:table-cell office:value-type="string" table:style-name="ce1">
                <text:p>TIP120_STARTBTN,TIP120_AUX</text:p>
              </table:table-cell>
              <table:table-cell office:value-type="string" table:style-name="ce1">
                <text:p>TO-220-3_L10.0-W4.5-P2.54-L</text:p>
              </table:table-cell>
              <table:table-cell office:value-type="float" office:value="2" table:style-name="ce1">
                <text:p>2</text:p>
              </table:table-cell>
              <table:table-cell office:value-type="string" table:style-name="ce1">
                <text:p>TIP120</text:p>
              </table:table-cell>
              <table:table-cell office:value-type="string" table:style-name="ce1">
                <text:p>STMicroelectronics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62990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TO-220-3_L10.0-W4.5-P2.54-L</text:p>
            </table:table-cell>
            <table:table-cell office:value-type="float" office:value="2" table:formula="of:=SUBTOTAL(9;[.E42:.E42])" table:style-name="ce1">
              <text:p>2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32" table:style-name="ce1">
                <text:p>32</text:p>
              </table:table-cell>
              <table:table-cell office:value-type="string" table:style-name="ce1">
                <text:p>CAMERA</text:p>
              </table:table-cell>
              <table:table-cell office:value-type="string" table:style-name="ce1">
                <text:p>U1-CAMERA</text:p>
              </table:table-cell>
              <table:table-cell office:value-type="string" table:style-name="ce1">
                <text:p>MEGA2560 PRO-CH340G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MEGA2560 PRO-ch340G</text:p>
              </table:table-cell>
              <table:table-cell office:value-type="string" table:style-name="ce1">
                <text:p>RobotDyn</text:p>
              </table:table-cell>
              <table:table-cell office:value-type="string" table:style-name="ce1">
                <text:p>RobotDyn</text:p>
              </table:table-cell>
              <table:table-cell office:value-type="string" table:style-name="ce1">
                <text:p>MEGA2560 PRO-ch340G</text:p>
              </table:table-cell>
              <table:table-cell table:number-columns-repeated="16375"/>
            </table:table-row>
            <table:table-row table:style-name="ro1">
              <table:table-cell office:value-type="float" office:value="33" table:style-name="ce1">
                <text:p>33</text:p>
              </table:table-cell>
              <table:table-cell office:value-type="string" table:style-name="ce1">
                <text:p>PAPER_PROCESS</text:p>
              </table:table-cell>
              <table:table-cell office:value-type="string" table:style-name="ce1">
                <text:p>U2-PAPER_PROCESS</text:p>
              </table:table-cell>
              <table:table-cell office:value-type="string" table:style-name="ce1">
                <text:p>MEGA2560 PRO-CH340G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MEGA2560 PRO-ch340G</text:p>
              </table:table-cell>
              <table:table-cell office:value-type="string" table:style-name="ce1">
                <text:p>RobotDyn</text:p>
              </table:table-cell>
              <table:table-cell office:value-type="string" table:style-name="ce1">
                <text:p>RobotDyn</text:p>
              </table:table-cell>
              <table:table-cell office:value-type="string" table:style-name="ce1">
                <text:p>MEGA2560 PRO-ch340G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MEGA2560 PRO-CH340G</text:p>
            </table:table-cell>
            <table:table-cell office:value-type="float" office:value="2" table:formula="of:=SUBTOTAL(9;[.E44:.E45])" table:style-name="ce1">
              <text:p>2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34" table:style-name="ce1">
                <text:p>34</text:p>
              </table:table-cell>
              <table:table-cell office:value-type="string" table:style-name="ce1">
                <text:p>SCISSOR</text:p>
              </table:table-cell>
              <table:table-cell office:value-type="string" table:style-name="ce1">
                <text:p>DRV_SCISSOR</text:p>
              </table:table-cell>
              <table:table-cell office:value-type="string" table:style-name="ce1">
                <text:p>POLOLU_BREAKOUT-16_15.2X20.3MM</text:p>
              </table:table-cell>
              <table:table-cell office:value-type="float" office:value="1" table:style-name="ce1">
                <text:p>1</text:p>
              </table:table-cell>
              <table:table-cell table:number-columns-repeated="16379" table:style-name="ce1"/>
            </table:table-row>
            <table:table-row table:style-name="ro1">
              <table:table-cell office:value-type="float" office:value="35" table:style-name="ce1">
                <text:p>35</text:p>
              </table:table-cell>
              <table:table-cell office:value-type="string" table:style-name="ce1">
                <text:p>ROTATION</text:p>
              </table:table-cell>
              <table:table-cell office:value-type="string" table:style-name="ce1">
                <text:p>DRV_ROT</text:p>
              </table:table-cell>
              <table:table-cell office:value-type="string" table:style-name="ce1">
                <text:p>POLOLU_BREAKOUT-16_15.2X20.3MM</text:p>
              </table:table-cell>
              <table:table-cell office:value-type="float" office:value="1" table:style-name="ce1">
                <text:p>1</text:p>
              </table:table-cell>
              <table:table-cell table:style-name="ce1"/>
              <table:table-cell office:value-type="string" table:style-name="ce1">
                <text:p>Pololu</text:p>
              </table:table-cell>
              <table:table-cell table:number-columns-repeated="16377" table:style-name="ce1"/>
            </table:table-row>
            <table:table-row table:style-name="ro1">
              <table:table-cell office:value-type="float" office:value="36" table:style-name="ce1">
                <text:p>36</text:p>
              </table:table-cell>
              <table:table-cell office:value-type="string" table:style-name="ce1">
                <text:p>PAPER</text:p>
              </table:table-cell>
              <table:table-cell office:value-type="string" table:style-name="ce1">
                <text:p>DRV_PAPER</text:p>
              </table:table-cell>
              <table:table-cell office:value-type="string" table:style-name="ce1">
                <text:p>POLOLU_BREAKOUT-16_15.2X20.3MM</text:p>
              </table:table-cell>
              <table:table-cell office:value-type="float" office:value="1" table:style-name="ce1">
                <text:p>1</text:p>
              </table:table-cell>
              <table:table-cell table:style-name="ce1"/>
              <table:table-cell office:value-type="string" table:style-name="ce1">
                <text:p>Pololu</text:p>
              </table:table-cell>
              <table:table-cell table:number-columns-repeated="16377" table:style-name="ce1"/>
            </table:table-row>
            <table:table-row table:style-name="ro1">
              <table:table-cell office:value-type="float" office:value="37" table:style-name="ce1">
                <text:p>37</text:p>
              </table:table-cell>
              <table:table-cell office:value-type="string" table:style-name="ce1">
                <text:p>SHUTTER</text:p>
              </table:table-cell>
              <table:table-cell office:value-type="string" table:style-name="ce1">
                <text:p>DRV_SHUTTER</text:p>
              </table:table-cell>
              <table:table-cell office:value-type="string" table:style-name="ce1">
                <text:p>POLOLU_BREAKOUT-16_15.2X20.3MM</text:p>
              </table:table-cell>
              <table:table-cell office:value-type="float" office:value="1" table:style-name="ce1">
                <text:p>1</text:p>
              </table:table-cell>
              <table:table-cell table:number-columns-repeated="16379" table:style-name="ce1"/>
            </table:table-row>
            <table:table-row table:style-name="ro1">
              <table:table-cell office:value-type="float" office:value="38" table:style-name="ce1">
                <text:p>38</text:p>
              </table:table-cell>
              <table:table-cell office:value-type="string" table:style-name="ce1">
                <text:p>EXIT</text:p>
              </table:table-cell>
              <table:table-cell office:value-type="string" table:style-name="ce1">
                <text:p>DRV_EXIT</text:p>
              </table:table-cell>
              <table:table-cell office:value-type="string" table:style-name="ce1">
                <text:p>POLOLU_BREAKOUT-16_15.2X20.3MM</text:p>
              </table:table-cell>
              <table:table-cell office:value-type="float" office:value="1" table:style-name="ce1">
                <text:p>1</text:p>
              </table:table-cell>
              <table:table-cell table:style-name="ce1"/>
              <table:table-cell office:value-type="string" table:style-name="ce1">
                <text:p>Pololu</text:p>
              </table:table-cell>
              <table:table-cell table:number-columns-repeated="16377" table:style-name="ce1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POLOLU_BREAKOUT-16_15.2X20.3MM</text:p>
            </table:table-cell>
            <table:table-cell office:value-type="float" office:value="5" table:formula="of:=SUBTOTAL(9;[.E47:.E51])" table:style-name="ce1">
              <text:p>5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39" table:style-name="ce1">
                <text:p>39</text:p>
              </table:table-cell>
              <table:table-cell office:value-type="string" table:style-name="ce1">
                <text:p>ANALOG_CAMERA</text:p>
              </table:table-cell>
              <table:table-cell office:value-type="string" table:style-name="ce1">
                <text:p>EXT_ANALOG_CAMERA</text:p>
              </table:table-cell>
              <table:table-cell office:value-type="string" table:style-name="ce1">
                <text:p>DUPONT_MALE_16X1_ARNOZ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1.27mm1*10P Straight Headers  Pins</text:p>
              </table:table-cell>
              <table:table-cell office:value-type="string" table:style-name="ce1">
                <text:p>ReliaPro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8952</text:p>
              </table:table-cell>
              <table:table-cell table:number-columns-repeated="16375"/>
            </table:table-row>
            <table:table-row table:style-name="ro1">
              <table:table-cell office:value-type="float" office:value="40" table:style-name="ce1">
                <text:p>40</text:p>
              </table:table-cell>
              <table:table-cell office:value-type="string" table:style-name="ce1">
                <text:p>DIGITAL_PAPER</text:p>
              </table:table-cell>
              <table:table-cell office:value-type="string" table:style-name="ce1">
                <text:p>EXT_DIGITAL_PAPER</text:p>
              </table:table-cell>
              <table:table-cell office:value-type="string" table:style-name="ce1">
                <text:p>DUPONT_MALE_16X1_ARNOZ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1.27mm1*10P Straight Headers  Pins</text:p>
              </table:table-cell>
              <table:table-cell office:value-type="string" table:style-name="ce1">
                <text:p>ReliaPro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8952</text:p>
              </table:table-cell>
              <table:table-cell table:number-columns-repeated="16375"/>
            </table:table-row>
            <table:table-row table:style-name="ro1">
              <table:table-cell office:value-type="float" office:value="41" table:style-name="ce1">
                <text:p>41</text:p>
              </table:table-cell>
              <table:table-cell office:value-type="string" table:style-name="ce1">
                <text:p>ANALOG_PAPER</text:p>
              </table:table-cell>
              <table:table-cell office:value-type="string" table:style-name="ce1">
                <text:p>EXT_ANALOG_PAPER</text:p>
              </table:table-cell>
              <table:table-cell office:value-type="string" table:style-name="ce1">
                <text:p>DUPONT_MALE_16X1_ARNOZ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1.27mm1*10P Straight Headers  Pins</text:p>
              </table:table-cell>
              <table:table-cell office:value-type="string" table:style-name="ce1">
                <text:p>ReliaPro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8952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DUPONT_MALE_16X1_ARNOZ</text:p>
            </table:table-cell>
            <table:table-cell office:value-type="float" office:value="3" table:formula="of:=SUBTOTAL(9;[.E53:.E55])" table:style-name="ce1">
              <text:p>3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42" table:style-name="ce1">
                <text:p>42</text:p>
              </table:table-cell>
              <table:table-cell office:value-type="string" table:style-name="ce1">
                <text:p>20k</text:p>
              </table:table-cell>
              <table:table-cell office:value-type="string" table:style-name="ce1">
                <text:p>R1_20K_12VBATT</text:p>
              </table:table-cell>
              <table:table-cell office:value-type="string" table:style-name="ce1">
                <text:p>PKG-0.25W RESISTOR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CFR16J15K</text:p>
              </table:table-cell>
              <table:table-cell office:value-type="string" table:style-name="ce1">
                <text:p>MULTICOMP</text:p>
              </table:table-cell>
              <table:table-cell office:value-type="string" table:style-name="ce1">
                <text:p>Element14</text:p>
              </table:table-cell>
              <table:table-cell office:value-type="float" office:value="2329483" table:style-name="ce1">
                <text:p>2329483</text:p>
              </table:table-cell>
              <table:table-cell table:number-columns-repeated="16375"/>
            </table:table-row>
            <table:table-row table:style-name="ro1">
              <table:table-cell office:value-type="float" office:value="43" table:style-name="ce1">
                <text:p>43</text:p>
              </table:table-cell>
              <table:table-cell office:value-type="string" table:style-name="ce1">
                <text:p>10k</text:p>
              </table:table-cell>
              <table:table-cell office:value-type="string" table:style-name="ce1">
                <text:p>R2_10K_12VBATT</text:p>
              </table:table-cell>
              <table:table-cell office:value-type="string" table:style-name="ce1">
                <text:p>PKG-0.25W RESISTOR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CFR16J15K</text:p>
              </table:table-cell>
              <table:table-cell office:value-type="string" table:style-name="ce1">
                <text:p>MULTICOMP</text:p>
              </table:table-cell>
              <table:table-cell office:value-type="string" table:style-name="ce1">
                <text:p>Element14</text:p>
              </table:table-cell>
              <table:table-cell office:value-type="float" office:value="2329483" table:style-name="ce1">
                <text:p>2329483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PKG-0.25W RESISTOR</text:p>
            </table:table-cell>
            <table:table-cell office:value-type="float" office:value="2" table:formula="of:=SUBTOTAL(9;[.E57:.E58])" table:style-name="ce1">
              <text:p>2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44" table:style-name="ce1">
                <text:p>44</text:p>
              </table:table-cell>
              <table:table-cell office:value-type="string" table:style-name="ce1">
                <text:p>NRF24</text:p>
              </table:table-cell>
              <table:table-cell office:value-type="string" table:style-name="ce1">
                <text:p>NRF24L01</text:p>
              </table:table-cell>
              <table:table-cell office:value-type="string" table:style-name="ce1">
                <text:p>HEADER 4X2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Custom</text:p>
              </table:table-cell>
              <table:table-cell table:number-columns-repeated="16378" table:style-name="ce1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HEADER 4X2</text:p>
            </table:table-cell>
            <table:table-cell office:value-type="float" office:value="1" table:formula="of:=SUBTOTAL(9;[.E60:.E60])" table:style-name="ce1">
              <text:p>1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45" table:style-name="ce1">
                <text:p>45</text:p>
              </table:table-cell>
              <table:table-cell office:value-type="string" table:style-name="ce1">
                <text:p>MATRIX</text:p>
              </table:table-cell>
              <table:table-cell office:value-type="string" table:style-name="ce1">
                <text:p>LEDMATRIX</text:p>
              </table:table-cell>
              <table:table-cell office:value-type="string" table:style-name="ce1">
                <text:p>KF2510-5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5A</text:p>
              </table:table-cell>
              <table:table-cell office:value-type="string" table:style-name="ce1">
                <text:p>ReliaPro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4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KF2510-5A</text:p>
            </table:table-cell>
            <table:table-cell office:value-type="float" office:value="1" table:formula="of:=SUBTOTAL(9;[.E62:.E62])" table:style-name="ce1">
              <text:p>1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46" table:style-name="ce1">
                <text:p>46</text:p>
              </table:table-cell>
              <table:table-cell office:value-type="string" table:style-name="ce1">
                <text:p>RT-S01-145-L1NB1B</text:p>
              </table:table-cell>
              <table:table-cell office:value-type="string" table:style-name="ce1">
                <text:p>SW1</text:p>
              </table:table-cell>
              <table:table-cell office:value-type="string" table:style-name="ce1">
                <text:p>SW-TH_RT-S01-145-L1NB1B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RT-S01-145-L1NB1B</text:p>
              </table:table-cell>
              <table:table-cell office:value-type="string" table:style-name="ce1">
                <text:p>ROCKTEK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312627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SW-TH_RT-S01-145-L1NB1B</text:p>
            </table:table-cell>
            <table:table-cell office:value-type="float" office:value="1" table:formula="of:=SUBTOTAL(9;[.E64:.E64])" table:style-name="ce1">
              <text:p>1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47" table:style-name="ce1">
                <text:p>47</text:p>
              </table:table-cell>
              <table:table-cell office:value-type="string" table:style-name="ce1">
                <text:p>ROTATION</text:p>
              </table:table-cell>
              <table:table-cell office:value-type="string" table:style-name="ce1">
                <text:p>KF2510-4A_ROT</text:p>
              </table:table-cell>
              <table:table-cell office:value-type="string" table:style-name="ce1">
                <text:p>CONN-TH_4P-P2.54_KF2510-4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4A</text:p>
              </table:table-cell>
              <table:table-cell office:value-type="string" table:style-name="ce1">
                <text:p>ReliaPro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2</text:p>
              </table:table-cell>
              <table:table-cell table:number-columns-repeated="16375"/>
            </table:table-row>
            <table:table-row table:style-name="ro1">
              <table:table-cell office:value-type="float" office:value="48" table:style-name="ce1">
                <text:p>48</text:p>
              </table:table-cell>
              <table:table-cell office:value-type="string" table:style-name="ce1">
                <text:p>SHUTTER</text:p>
              </table:table-cell>
              <table:table-cell office:value-type="string" table:style-name="ce1">
                <text:p>KF4_2_STEP_SHUTTER</text:p>
              </table:table-cell>
              <table:table-cell office:value-type="string" table:style-name="ce1">
                <text:p>CONN-TH_4P-P2.54_KF2510-4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4A</text:p>
              </table:table-cell>
              <table:table-cell office:value-type="string" table:style-name="ce1">
                <text:p>ReliaPro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2</text:p>
              </table:table-cell>
              <table:table-cell table:number-columns-repeated="16375"/>
            </table:table-row>
            <table:table-row table:style-name="ro1">
              <table:table-cell office:value-type="float" office:value="49" table:style-name="ce1">
                <text:p>49</text:p>
              </table:table-cell>
              <table:table-cell office:value-type="string" table:style-name="ce1">
                <text:p>KF2510-4A</text:p>
              </table:table-cell>
              <table:table-cell office:value-type="string" table:style-name="ce1">
                <text:p>EXIT</text:p>
              </table:table-cell>
              <table:table-cell office:value-type="string" table:style-name="ce1">
                <text:p>CONN-TH_4P-P2.54_KF2510-4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4A</text:p>
              </table:table-cell>
              <table:table-cell office:value-type="string" table:style-name="ce1">
                <text:p>ReliaPro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2</text:p>
              </table:table-cell>
              <table:table-cell table:number-columns-repeated="16375"/>
            </table:table-row>
            <table:table-row table:style-name="ro1">
              <table:table-cell office:value-type="float" office:value="50" table:style-name="ce1">
                <text:p>50</text:p>
              </table:table-cell>
              <table:table-cell office:value-type="string" table:style-name="ce1">
                <text:p>START</text:p>
              </table:table-cell>
              <table:table-cell office:value-type="string" table:style-name="ce1">
                <text:p>KF2510-4A-START_BTN</text:p>
              </table:table-cell>
              <table:table-cell office:value-type="string" table:style-name="ce1">
                <text:p>CONN-TH_4P-P2.54_KF2510-4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4A</text:p>
              </table:table-cell>
              <table:table-cell office:value-type="string" table:style-name="ce1">
                <text:p>ReliaPro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2</text:p>
              </table:table-cell>
              <table:table-cell table:number-columns-repeated="16375"/>
            </table:table-row>
            <table:table-row table:style-name="ro1">
              <table:table-cell office:value-type="float" office:value="51" table:style-name="ce1">
                <text:p>51</text:p>
              </table:table-cell>
              <table:table-cell office:value-type="string" table:style-name="ce1">
                <text:p>SEGMENT</text:p>
              </table:table-cell>
              <table:table-cell office:value-type="string" table:style-name="ce1">
                <text:p>SEGMENT</text:p>
              </table:table-cell>
              <table:table-cell office:value-type="string" table:style-name="ce1">
                <text:p>CONN-TH_4P-P2.54_KF2510-4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4A</text:p>
              </table:table-cell>
              <table:table-cell office:value-type="string" table:style-name="ce1">
                <text:p>ReliaPro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2</text:p>
              </table:table-cell>
              <table:table-cell table:number-columns-repeated="16375"/>
            </table:table-row>
            <table:table-row table:style-name="ro1">
              <table:table-cell office:value-type="float" office:value="52" table:style-name="ce1">
                <text:p>52</text:p>
              </table:table-cell>
              <table:table-cell office:value-type="string" table:style-name="ce1">
                <text:p>LUX_SENSOR</text:p>
              </table:table-cell>
              <table:table-cell office:value-type="string" table:style-name="ce1">
                <text:p>LUX_SENSOR</text:p>
              </table:table-cell>
              <table:table-cell office:value-type="string" table:style-name="ce1">
                <text:p>CONN-TH_4P-P2.54_KF2510-4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4A</text:p>
              </table:table-cell>
              <table:table-cell office:value-type="string" table:style-name="ce1">
                <text:p>ReliaPro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2</text:p>
              </table:table-cell>
              <table:table-cell table:number-columns-repeated="16375"/>
            </table:table-row>
            <table:table-row table:style-name="ro1">
              <table:table-cell office:value-type="float" office:value="53" table:style-name="ce1">
                <text:p>53</text:p>
              </table:table-cell>
              <table:table-cell office:value-type="string" table:style-name="ce1">
                <text:p>COIN</text:p>
              </table:table-cell>
              <table:table-cell office:value-type="string" table:style-name="ce1">
                <text:p>COIN</text:p>
              </table:table-cell>
              <table:table-cell office:value-type="string" table:style-name="ce1">
                <text:p>CONN-TH_4P-P2.54_KF2510-4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4A</text:p>
              </table:table-cell>
              <table:table-cell office:value-type="string" table:style-name="ce1">
                <text:p>ReliaPro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2</text:p>
              </table:table-cell>
              <table:table-cell table:number-columns-repeated="16375"/>
            </table:table-row>
            <table:table-row table:style-name="ro1">
              <table:table-cell office:value-type="float" office:value="54" table:style-name="ce1">
                <text:p>54</text:p>
              </table:table-cell>
              <table:table-cell office:value-type="string" table:style-name="ce1">
                <text:p>PAPER</text:p>
              </table:table-cell>
              <table:table-cell office:value-type="string" table:style-name="ce1">
                <text:p>KF4_3_STEP_PAPER</text:p>
              </table:table-cell>
              <table:table-cell office:value-type="string" table:style-name="ce1">
                <text:p>CONN-TH_4P-P2.54_KF2510-4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4A</text:p>
              </table:table-cell>
              <table:table-cell office:value-type="string" table:style-name="ce1">
                <text:p>ReliaPro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2</text:p>
              </table:table-cell>
              <table:table-cell table:number-columns-repeated="16375"/>
            </table:table-row>
            <table:table-row table:style-name="ro1">
              <table:table-cell office:value-type="float" office:value="55" table:style-name="ce1">
                <text:p>55</text:p>
              </table:table-cell>
              <table:table-cell office:value-type="string" table:style-name="ce1">
                <text:p>SCISSOR</text:p>
              </table:table-cell>
              <table:table-cell office:value-type="string" table:style-name="ce1">
                <text:p>STEP_SCISSOR</text:p>
              </table:table-cell>
              <table:table-cell office:value-type="string" table:style-name="ce1">
                <text:p>CONN-TH_4P-P2.54_KF2510-4A</text:p>
              </table:table-cell>
              <table:table-cell office:value-type="float" office:value="1" table:style-name="ce1">
                <text:p>1</text:p>
              </table:table-cell>
              <table:table-cell office:value-type="string" table:style-name="ce1">
                <text:p>KF2510-4A</text:p>
              </table:table-cell>
              <table:table-cell office:value-type="string" table:style-name="ce1">
                <text:p>ReliaPro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C27542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CONN-TH_4P-P2.54_KF2510-4A</text:p>
            </table:table-cell>
            <table:table-cell office:value-type="float" office:value="9" table:formula="of:=SUBTOTAL(9;[.E66:.E74])" table:style-name="ce1">
              <text:p>9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56" table:style-name="ce1">
                <text:p>56</text:p>
              </table:table-cell>
              <table:table-cell office:value-type="string" table:style-name="ce1">
                <text:p>150ohm</text:p>
              </table:table-cell>
              <table:table-cell office:value-type="string" table:style-name="ce1">
                <text:p>R1_UP,R5_SHUTTER,R3_MIDDLE,R_ROT1,R_PAP2,R2_BOTTOM,R_PAP3,R_ROT2,R_PAP4,R1_START,R_PAP1,R4_SCISSOR</text:p>
              </table:table-cell>
              <table:table-cell office:value-type="string" table:style-name="ce1">
                <text:p>ER_RESISTOR_150R/0.6_W</text:p>
              </table:table-cell>
              <table:table-cell office:value-type="float" office:value="12" table:style-name="ce1">
                <text:p>12</text:p>
              </table:table-cell>
              <table:table-cell table:number-columns-repeated="3" table:style-name="ce1"/>
              <table:table-cell office:value-type="string" table:style-name="ce1">
                <text:p>undefined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ER_RESISTOR_150R/0.6_W</text:p>
            </table:table-cell>
            <table:table-cell office:value-type="float" office:value="12" table:formula="of:=SUBTOTAL(9;[.E76:.E76])" table:style-name="ce1">
              <text:p>12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57" table:style-name="ce1">
                <text:p>57</text:p>
              </table:table-cell>
              <table:table-cell office:value-type="string" table:style-name="ce1">
                <text:p>0.1uF</text:p>
              </table:table-cell>
              <table:table-cell office:value-type="string" table:style-name="ce1">
                <text:p>100UF_MEGA_CAMERA,01UF_MEGA_PAPER,01UF_RTC,01UF_COIN,01UF_SEGMENT,01UF_MATRIX,01UF_MARQUEE</text:p>
              </table:table-cell>
              <table:table-cell office:value-type="string" table:style-name="ce1">
                <text:p>100NF_CONDO</text:p>
              </table:table-cell>
              <table:table-cell office:value-type="float" office:value="7" table:style-name="ce1">
                <text:p>7</text:p>
              </table:table-cell>
              <table:table-cell office:value-type="string" table:style-name="ce1">
                <text:p>0.1uF(104) 100V</text:p>
              </table:table-cell>
              <table:table-cell office:value-type="string" table:style-name="ce1">
                <text:p>ReliaPro</text:p>
              </table:table-cell>
              <table:table-cell office:value-type="string" table:style-name="ce1">
                <text:p>LCSC</text:p>
              </table:table-cell>
              <table:table-cell office:value-type="string" table:style-name="ce1">
                <text:p>undefined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3" table:style-name="ce1"/>
            <table:table-cell office:value-type="string" table:style-name="ce2">
              <text:p>Total 100NF_CONDO</text:p>
            </table:table-cell>
            <table:table-cell office:value-type="float" office:value="7" table:formula="of:=SUBTOTAL(9;[.E78:.E78])" table:style-name="ce1">
              <text:p>7</text:p>
            </table:table-cell>
            <table:table-cell table:number-columns-repeated="16379" table:style-name="ce1"/>
          </table:table-row>
          <table:table-row-group>
            <table:table-row table:style-name="ro1">
              <table:table-cell office:value-type="float" office:value="58" table:style-name="ce1">
                <text:p>58</text:p>
              </table:table-cell>
              <table:table-cell office:value-type="string" table:style-name="ce1">
                <text:p>BDX53B</text:p>
              </table:table-cell>
              <table:table-cell office:value-type="string" table:style-name="ce1">
                <text:p>BDX53B_FLASH</text:p>
              </table:table-cell>
              <table:table-cell office:value-type="string" table:style-name="ce1">
                <text:p>TO-22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9" table:style-name="ce1"/>
            </table:table-row>
          </table:table-row-group>
          <table:table-row table:style-name="ro1">
            <table:table-cell table:number-columns-repeated="3"/>
            <table:table-cell office:value-type="string" table:style-name="ce2">
              <text:p>Total TO-220</text:p>
            </table:table-cell>
            <table:table-cell office:value-type="float" office:value="1" table:formula="of:=SUBTOTAL(9;[.E80:.E80])" table:style-name="ce1">
              <text:p>1</text:p>
            </table:table-cell>
            <table:table-cell table:number-columns-repeated="16379"/>
          </table:table-row>
        </table:table-row-group>
        <table:table-row table:style-name="ro1">
          <table:table-cell table:number-columns-repeated="3"/>
          <table:table-cell office:value-type="string" table:style-name="ce2">
            <text:p>Total général</text:p>
          </table:table-cell>
          <table:table-cell office:value-type="float" office:value="99" table:formula="of:=SUBTOTAL(9;[.E2:.E80])" table:style-name="ce1">
            <text:p>99</text:p>
          </table:table-cell>
          <table:table-cell table:number-columns-repeated="16379"/>
        </table:table-row>
        <table:table-row table:number-rows-repeated="10484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DEBF7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9E1F2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DD7EE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4C6E7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9BC2E6"/>
      <style:text-properties fo:color="#FFFFFF"/>
    </style:style>
    <style:style style:name="_54_0_160__37__32_-_32_Accent2" style:display-name="60 % - Accent2" style:family="table-cell" style:data-style-name="N0">
      <style:table-cell-properties fo:background-color="#F4B084"/>
      <style:text-properties fo:color="#FFFFFF"/>
    </style:style>
    <style:style style:name="_54_0_160__37__32_-_32_Accent3" style:display-name="60 % - Accent3" style:family="table-cell" style:data-style-name="N0">
      <style:table-cell-properties fo:background-color="#C9C9C9"/>
      <style:text-properties fo:color="#FFFFFF"/>
    </style:style>
    <style:style style:name="_54_0_160__37__32_-_32_Accent4" style:display-name="60 % - Accent4" style:family="table-cell" style:data-style-name="N0">
      <style:table-cell-properties fo:background-color="#FFD966"/>
      <style:text-properties fo:color="#FFFFFF"/>
    </style:style>
    <style:style style:name="_54_0_160__37__32_-_32_Accent5" style:display-name="60 % - Accent5" style:family="table-cell" style:data-style-name="N0">
      <style:table-cell-properties fo:background-color="#8EA9DB"/>
      <style:text-properties fo:color="#FFFFFF"/>
    </style:style>
    <style:style style:name="_54_0_160__37__32_-_32_Accent6" style:display-name="60 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ommentaire" style:family="table-cell" style:data-style-name="N0">
      <style:table-cell-properties fo:border="thin solid #B2B2B2" fo:background-color="#FFFFCC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les Florent</meta:initial-creator>
    <dc:creator>Gales Florent</dc:creator>
    <meta:creation-date>2020-02-06T09:45:31Z</meta:creation-date>
    <dc:date>2020-02-06T09:45:31Z</dc:date>
  </office:meta>
</office:document-meta>
</file>